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objectwithoutfill">
      <style:graphic-properties svg:stroke-width="1cm" svg:stroke-color="#007826" draw:marker-start-width="3.2cm" draw:marker-end-width="3.2cm" svg:stroke-linecap="round" draw:fill="none" draw:textarea-vertical-align="middle" fo:padding-top="0.625cm" fo:padding-bottom="0.625cm" fo:padding-left="0.75cm" fo:padding-right="0.75cm" style:protect="position size"/>
    </style:style>
    <style:style style:name="gr2" style:family="graphic" style:parent-style-name="standard">
      <style:graphic-properties svg:stroke-width="0.01cm" svg:stroke-color="#000000" draw:marker-start-width="0.235cm" draw:marker-end-width="0.235cm" draw:fill="none" draw:textarea-horizontal-align="justify" draw:textarea-vertical-align="middle" draw:auto-grow-height="false" fo:min-height="0.448cm" fo:min-width="0.198cm" fo:padding-top="0.13cm" fo:padding-bottom="0.13cm" fo:padding-left="0.255cm" fo:padding-right="0.255cm" style:protect="size"/>
    </style:style>
    <style:style style:name="gr3" style:family="graphic" style:parent-style-name="standard">
      <style:graphic-properties svg:stroke-width="0.01cm" svg:stroke-color="#000000" draw:marker-start-width="0.235cm" draw:marker-end-width="0.235cm" draw:fill="none" draw:textarea-horizontal-align="justify" draw:textarea-vertical-align="middle" draw:auto-grow-height="false" fo:min-height="1.154cm" fo:min-width="0.904cm" fo:padding-top="0.13cm" fo:padding-bottom="0.13cm" fo:padding-left="0.255cm" fo:padding-right="0.255cm"/>
    </style:style>
    <style:style style:name="gr4" style:family="graphic" style:parent-style-name="standard">
      <style:graphic-properties svg:stroke-width="0.01cm" svg:stroke-color="#000000" draw:marker-start-width="0.235cm" draw:marker-end-width="0.235cm" draw:fill="solid" draw:fill-color="#ffd320" draw:textarea-horizontal-align="justify" draw:textarea-vertical-align="middle" draw:auto-grow-height="false" fo:min-height="0cm" fo:min-width="0cm" fo:padding-top="0.13cm" fo:padding-bottom="0.13cm" fo:padding-left="0.255cm" fo:padding-right="0.255cm" style:protect="size"/>
    </style:style>
    <style:style style:name="gr5" style:family="graphic" style:parent-style-name="objectwithoutfill">
      <style:graphic-properties svg:stroke-color="#999999" draw:fill="none" draw:textarea-vertical-align="middle" style:protect="size"/>
    </style:style>
    <style:style style:name="gr6" style:family="graphic" style:parent-style-name="objectwithoutfill">
      <style:graphic-properties svg:stroke-color="#000000" draw:fill="none" draw:textarea-vertical-align="middle"/>
    </style:style>
    <style:style style:name="gr7" style:family="graphic" style:parent-style-name="standard">
      <style:graphic-properties svg:stroke-color="#cc0000" draw:fill-color="#ff3300" draw:textarea-horizontal-align="justify" draw:textarea-vertical-align="middle" draw:auto-grow-height="false" fo:min-height="0cm" fo:min-width="0cm" style:protect="size"/>
    </style:style>
    <style:style style:name="gr8" style:family="graphic" style:parent-style-name="objectwithoutfill">
      <style:graphic-properties svg:stroke-width="1cm" svg:stroke-color="#ff6600" draw:marker-start-width="3.2cm" draw:marker-end-width="3.2cm" svg:stroke-linecap="round" draw:fill="none" draw:textarea-vertical-align="middle" fo:padding-top="0.625cm" fo:padding-bottom="0.625cm" fo:padding-left="0.75cm" fo:padding-right="0.75cm" style:protect="position size"/>
    </style:style>
    <style:style style:name="gr9" style:family="graphic" style:parent-style-name="standard">
      <style:graphic-properties draw:stroke="none" svg:stroke-color="#000000" draw:fill="none" draw:fill-color="#ffffff" fo:min-height="1.893cm" text:animation="none" text:animation-direction="right" text:animation-repeat="0"/>
    </style:style>
    <style:style style:name="gr10" style:family="graphic" style:parent-style-name="objectwithoutfill">
      <style:graphic-properties draw:fill="none" draw:textarea-vertical-align="middle" style:protect="size"/>
    </style:style>
    <style:style style:name="gr11" style:family="graphic" style:parent-style-name="objectwithoutfill">
      <style:graphic-properties draw:fill="none" draw:textarea-vertical-align="middle"/>
    </style:style>
    <style:style style:name="gr12" style:family="graphic" style:parent-style-name="standard">
      <style:graphic-properties svg:stroke-color="#000000" draw:fill="none" draw:textarea-horizontal-align="justify" draw:textarea-vertical-align="middle" draw:auto-grow-height="false" fo:min-height="1.164cm" fo:min-width="0.914cm" style:protect="size"/>
    </style:style>
    <style:style style:name="gr13" style:family="graphic" style:parent-style-name="objectwithoutfill">
      <style:graphic-properties svg:stroke-width="1cm" svg:stroke-color="#ff6600" draw:marker-start-width="3.2cm" draw:marker-end-width="3.2cm" svg:stroke-linecap="round" draw:fill="none" draw:textarea-vertical-align="middle" fo:padding-top="0.625cm" fo:padding-bottom="0.625cm" fo:padding-left="0.75cm" fo:padding-right="0.75cm" style:protect="size"/>
    </style:style>
    <style:style style:name="gr14" style:family="graphic" style:parent-style-name="standard">
      <style:graphic-properties svg:stroke-color="#000000" draw:fill="none" draw:textarea-horizontal-align="justify" draw:textarea-vertical-align="middle" draw:auto-grow-height="false" fo:min-height="0.458cm" fo:min-width="0.208cm" style:protect="size"/>
    </style:style>
    <style:style style:name="gr15" style:family="graphic" style:parent-style-name="standard">
      <style:graphic-properties draw:opacity="50%" draw:textarea-vertical-align="middle" draw:shadow-opacity="50%"/>
    </style:style>
    <style:style style:name="gr16" style:family="graphic" style:parent-style-name="standard">
      <style:graphic-properties svg:stroke-color="#cc0000" draw:fill-color="#ff3300" draw:opacity="50%" draw:textarea-horizontal-align="justify" draw:textarea-vertical-align="middle" draw:auto-grow-height="false" fo:min-height="0cm" fo:min-width="0cm" draw:shadow-opacity="50%" style:protect="size"/>
    </style:style>
    <style:style style:name="P1" style:family="paragraph">
      <loext:graphic-properties draw:fill="none"/>
      <style:paragraph-properties fo:text-align="center"/>
    </style:style>
    <style:style style:name="P2" style:family="paragraph">
      <loext:graphic-properties draw:fill="solid" draw:fill-color="#ffd320"/>
      <style:paragraph-properties fo:text-align="center"/>
    </style:style>
    <style:style style:name="P3" style:family="paragraph">
      <loext:graphic-properties draw:fill-color="#ff3300"/>
      <style:paragraph-properties fo:text-align="center"/>
    </style:style>
    <style:style style:name="P4" style:family="paragraph">
      <loext:graphic-properties draw:fill="none" draw:fill-color="#ffffff"/>
      <style:text-properties fo:font-size="48pt" style:font-size-asian="18pt" style:font-size-complex="18pt"/>
    </style:style>
    <style:style style:name="P5" style:family="paragraph">
      <loext:graphic-properties draw:opacity="50%"/>
      <style:paragraph-properties fo:text-align="center"/>
    </style:style>
    <style:style style:name="P6" style:family="paragraph">
      <loext:graphic-properties draw:fill-color="#ff3300" draw:opacity="50%"/>
      <style:paragraph-properties fo:text-align="center"/>
    </style:style>
    <style:style style:name="T1" style:family="text">
      <style:text-properties fo:font-size="48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участки" draw:style-name="dp1" draw:master-page-name="Обычный">
        <draw:path draw:style-name="gr1" draw:text-style-name="P1" draw:layer="layout" svg:width="10.439cm" svg:height="11.462cm" draw:transform="rotate (-1.5707963267949) translate (17.163cm 3.06004139143681cm)" svg:viewBox="0 0 10440 11463" svg:d="M2974 7143c266-26 532 4 794 49 316 55 628 136 938 216 319 83 637 180 962 241 343 65 662 195 1011 264 321 63 617 224 938 289 278 57 544 160 817 240 278 82 532 221 794 337 325 143 574 403 842 625 231 191 346 500 361 794 14 272 46 631-217 794-279 173-557 379-890 433-271 44-546 46-817 24-298-24-453-357-481-625-31-302-63-608-49-914 13-304 46-623 217-890 183-286 392-550 577-842 201-316 476-581 722-866 213-246 301-571 433-866 128-288 171-584 216-890 43-293 26-595-48-890-93-369-431-587-649-866-288-369-580-759-987-1010-366-226-782-371-1202-457-335-69-608-312-938-385-371-82-636-329-1035-385-362-51-684-146-1034-192-326-43-659-7-986 0-322 6-648-33-962 72-308 103-633 172-914 337-292 172-667 266-842 577-145 258-323 500-361 818-54 450-169 894-168 1347 0 264 0 529 0 793 0 336 0 675 0 1011 0 457-36 916 0 1371 28 356 120 717 289 1034 184 346 258 751 553 1034 291 278 445 708 842 866 309 123 637 173 962 241 314 65 642 85 962 48 308-35 610-160 866-337 323-224 626-478 866-818 224-316 395-644 553-986 172-372 318-757 433-1154 95-328 181-650 337-963 155-311 197-667 264-1010 77-392 167-776 289-1154 110-341 4-679 144-1011 139-330 128-677 168-1034 31-284 78-534 49-818-27-262 0-528 0-793 0-263-1-529 0-794v-48">
          <text:p/>
        </draw:path>
        <draw:g>
          <draw:custom-shape draw:style-name="gr2" draw:text-style-name="P1" draw:layer="layout" svg:width="1cm" svg:height="1cm" draw:transform="rotate (-0.173660260573436) translate (8.051cm 11.0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2cm" svg:height="2cm" draw:transform="rotate (-0.173660260573436) translate (7.645cm 10.47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 draw:text-style-name="P2" draw:layer="layout" svg:width="0.05cm" svg:height="0.05cm" draw:transform="rotate (-0.173660260573436) translate (8.453cm 11.6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5" draw:text-style-name="P1" draw:layer="layout" svg:x1="7.809cm" svg:y1="12.403cm" svg:x2="8.794cm" svg:y2="12.576cm">
            <text:p/>
          </draw:line>
          <draw:line draw:style-name="gr6" draw:text-style-name="P1" draw:layer="layout" svg:x1="8.476cm" svg:y1="11.654cm" svg:x2="7.811cm" svg:y2="12.404cm">
            <text:p/>
          </draw:line>
          <draw:line draw:style-name="gr6" draw:text-style-name="P1" draw:layer="layout" svg:x1="8.475cm" svg:y1="11.654cm" svg:x2="8.793cm" svg:y2="12.576cm">
            <text:p/>
          </draw:line>
          <draw:line draw:style-name="gr6" draw:text-style-name="P1" draw:layer="layout" svg:x1="8.472cm" svg:y1="11.653cm" svg:x2="7.473cm" svg:y2="11.462cm">
            <text:p/>
          </draw:line>
          <draw:line draw:style-name="gr5" draw:text-style-name="P1" draw:layer="layout" svg:x1="7.475cm" svg:y1="11.46cm" svg:x2="7.813cm" svg:y2="12.401cm">
            <text:p/>
          </draw:line>
          <draw:line draw:style-name="gr5" draw:text-style-name="P1" draw:layer="layout" svg:x1="9.438cm" svg:y1="11.808cm" svg:x2="8.796cm" svg:y2="12.574cm">
            <text:p/>
          </draw:line>
          <draw:line draw:style-name="gr6" draw:text-style-name="P1" draw:layer="layout" svg:x1="8.474cm" svg:y1="11.653cm" svg:x2="9.442cm" svg:y2="11.807cm">
            <text:p/>
          </draw:line>
          <draw:line draw:style-name="gr5" draw:text-style-name="P1" draw:layer="layout" svg:x1="7.475cm" svg:y1="11.456cm" svg:x2="8.116cm" svg:y2="10.688cm">
            <text:p/>
          </draw:line>
          <draw:line draw:style-name="gr5" draw:text-style-name="P1" draw:layer="layout" svg:x1="9.1cm" svg:y1="10.86cm" svg:x2="8.115cm" svg:y2="10.688cm">
            <text:p/>
          </draw:line>
          <draw:line draw:style-name="gr5" draw:text-style-name="P1" draw:layer="layout" svg:x1="9.102cm" svg:y1="10.869cm" svg:x2="9.439cm" svg:y2="11.81cm">
            <text:p/>
          </draw:line>
          <draw:line draw:style-name="gr6" draw:text-style-name="P1" draw:layer="layout" svg:x1="8.475cm" svg:y1="11.654cm" svg:x2="8.116cm" svg:y2="10.692cm">
            <text:p/>
          </draw:line>
          <draw:line draw:style-name="gr6" draw:text-style-name="P1" draw:layer="layout" svg:x1="8.475cm" svg:y1="11.654cm" svg:x2="9.104cm" svg:y2="10.865cm">
            <text:p/>
          </draw:line>
        </draw:g>
        <draw:custom-shape draw:style-name="gr7" draw:text-style-name="P3" draw:layer="layout" svg:width="0.2cm" svg:height="0.2cm" svg:x="8.373cm" svg:y="11.551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8" draw:text-style-name="P1" draw:layer="layout" svg:width="5.586cm" svg:height="5.778cm" draw:transform="skewX (4.47835335794964E-017) rotate (-1.1081095420912) translate (11.1358963383422cm 18.4028637459683cm)" svg:viewBox="0 0 5587 5779" svg:d="M2108 5776c532 16 1144 7 1440-732 281-703-83-1192-367-1635-342-531-762-1013-1206-1462-403-407-594-952-1142-1268-194-112-1602-1120-259-452 445 221 907 413 1335 666 456 270 948 478 1463 515 537 39 1163 214 1592-282l322-430 215-431 86-172">
          <text:p/>
        </draw:path>
        <draw:g>
          <draw:custom-shape draw:style-name="gr2" draw:text-style-name="P1" draw:layer="layout" svg:width="1cm" svg:height="1cm" draw:transform="rotate (-0.32044245066616) translate (7.207cm 23.0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2cm" svg:height="2cm" draw:transform="rotate (-0.32044245066616) translate (6.89cm 22.42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 draw:text-style-name="P2" draw:layer="layout" svg:width="0.05cm" svg:height="0.05cm" draw:transform="rotate (-0.32044245066616) translate (7.521cm 23.68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5" draw:text-style-name="P1" draw:layer="layout" svg:x1="6.77cm" svg:y1="24.357cm" svg:x2="7.719cm" svg:y2="24.672cm">
            <text:p/>
          </draw:line>
          <draw:line draw:style-name="gr6" draw:text-style-name="P1" draw:layer="layout" svg:x1="7.538cm" svg:y1="23.713cm" svg:x2="6.771cm" svg:y2="24.358cm">
            <text:p/>
          </draw:line>
          <draw:line draw:style-name="gr6" draw:text-style-name="P1" draw:layer="layout" svg:x1="7.539cm" svg:y1="23.713cm" svg:x2="7.718cm" svg:y2="24.671cm">
            <text:p/>
          </draw:line>
          <draw:line draw:style-name="gr6" draw:text-style-name="P1" draw:layer="layout" svg:x1="7.536cm" svg:y1="23.712cm" svg:x2="6.576cm" svg:y2="23.376cm">
            <text:p/>
          </draw:line>
          <draw:line draw:style-name="gr5" draw:text-style-name="P1" draw:layer="layout" svg:x1="6.577cm" svg:y1="23.375cm" svg:x2="6.773cm" svg:y2="24.356cm">
            <text:p/>
          </draw:line>
          <draw:line draw:style-name="gr5" draw:text-style-name="P1" draw:layer="layout" svg:x1="8.468cm" svg:y1="24.007cm" svg:x2="7.721cm" svg:y2="24.671cm">
            <text:p/>
          </draw:line>
          <draw:line draw:style-name="gr6" draw:text-style-name="P1" draw:layer="layout" svg:x1="7.538cm" svg:y1="23.713cm" svg:x2="8.473cm" svg:y2="24.007cm">
            <text:p/>
          </draw:line>
          <draw:line draw:style-name="gr5" draw:text-style-name="P1" draw:layer="layout" svg:x1="6.578cm" svg:y1="23.371cm" svg:x2="7.324cm" svg:y2="22.705cm">
            <text:p/>
          </draw:line>
          <draw:line draw:style-name="gr5" draw:text-style-name="P1" draw:layer="layout" svg:x1="8.273cm" svg:y1="23.019cm" svg:x2="7.324cm" svg:y2="22.705cm">
            <text:p/>
          </draw:line>
          <draw:line draw:style-name="gr5" draw:text-style-name="P1" draw:layer="layout" svg:x1="8.274cm" svg:y1="23.029cm" svg:x2="8.47cm" svg:y2="24.01cm">
            <text:p/>
          </draw:line>
          <draw:line draw:style-name="gr6" draw:text-style-name="P1" draw:layer="layout" svg:x1="7.538cm" svg:y1="23.713cm" svg:x2="7.324cm" svg:y2="22.709cm">
            <text:p/>
          </draw:line>
          <draw:line draw:style-name="gr6" draw:text-style-name="P1" draw:layer="layout" svg:x1="7.538cm" svg:y1="23.714cm" svg:x2="8.276cm" svg:y2="23.025cm">
            <text:p/>
          </draw:line>
        </draw:g>
        <draw:custom-shape draw:style-name="gr7" draw:text-style-name="P3" draw:layer="layout" svg:width="0.2cm" svg:height="0.2cm" svg:x="8.424cm" svg:y="23.5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3" draw:layer="layout" svg:width="0.2cm" svg:height="0.2cm" svg:x="7.428cm" svg:y="23.6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3" draw:layer="layout" svg:width="0.2cm" svg:height="0.2cm" svg:x="8.382cm" svg:y="23.2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3" draw:layer="layout" svg:width="0.2cm" svg:height="0.2cm" svg:x="8.192cm" svg:y="24.2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3" draw:layer="layout" svg:width="0.2cm" svg:height="0.2cm" svg:x="6.815cm" svg:y="22.8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3" draw:layer="layout" svg:width="0.2cm" svg:height="0.2cm" svg:x="6.551cm" svg:y="24.08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9" draw:text-style-name="P4" draw:layer="layout" svg:width="7.333cm" svg:height="2.143cm" svg:x="0.943cm" svg:y="26.558cm">
          <draw:text-box>
            <text:p><text:span text:style-name="T1">Участки</text:span></text:p>
          </draw:text-box>
        </draw:frame>
      </draw:page>
      <draw:page draw:name="лучи" draw:style-name="dp1" draw:master-page-name="Обычный">
        <draw:path draw:style-name="gr1" draw:text-style-name="P1" draw:layer="layout" svg:width="10.439cm" svg:height="11.462cm" draw:transform="rotate (-1.5707963267949) translate (17.163cm 3.06004139143681cm)" svg:viewBox="0 0 10440 11463" svg:d="M2974 7143c266-26 532 4 794 49 316 55 628 136 938 216 319 83 637 180 962 241 343 65 662 195 1011 264 321 63 617 224 938 289 278 57 544 160 817 240 278 82 532 221 794 337 325 143 574 403 842 625 231 191 346 500 361 794 14 272 46 631-217 794-279 173-557 379-890 433-271 44-546 46-817 24-298-24-453-357-481-625-31-302-63-608-49-914 13-304 46-623 217-890 183-286 392-550 577-842 201-316 476-581 722-866 213-246 301-571 433-866 128-288 171-584 216-890 43-293 26-595-48-890-93-369-431-587-649-866-288-369-580-759-987-1010-366-226-782-371-1202-457-335-69-608-312-938-385-371-82-636-329-1035-385-362-51-684-146-1034-192-326-43-659-7-986 0-322 6-648-33-962 72-308 103-633 172-914 337-292 172-667 266-842 577-145 258-323 500-361 818-54 450-169 894-168 1347 0 264 0 529 0 793 0 336 0 675 0 1011 0 457-36 916 0 1371 28 356 120 717 289 1034 184 346 258 751 553 1034 291 278 445 708 842 866 309 123 637 173 962 241 314 65 642 85 962 48 308-35 610-160 866-337 323-224 626-478 866-818 224-316 395-644 553-986 172-372 318-757 433-1154 95-328 181-650 337-963 155-311 197-667 264-1010 77-392 167-776 289-1154 110-341 4-679 144-1011 139-330 128-677 168-1034 31-284 78-534 49-818-27-262 0-528 0-793 0-263-1-529 0-794v-48">
          <text:p/>
        </draw:path>
        <draw:g>
          <draw:custom-shape draw:style-name="gr2" draw:text-style-name="P1" draw:layer="layout" svg:width="1cm" svg:height="1cm" draw:transform="rotate (-0.173660260573436) translate (8.051cm 11.0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2cm" svg:height="2cm" draw:transform="rotate (-0.173660260573436) translate (7.645cm 10.47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 draw:text-style-name="P2" draw:layer="layout" svg:width="0.05cm" svg:height="0.05cm" draw:transform="rotate (-0.173660260573436) translate (8.453cm 11.6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5" draw:text-style-name="P1" draw:layer="layout" svg:x1="7.809cm" svg:y1="12.403cm" svg:x2="8.794cm" svg:y2="12.576cm">
            <text:p/>
          </draw:line>
          <draw:line draw:style-name="gr6" draw:text-style-name="P1" draw:layer="layout" svg:x1="8.476cm" svg:y1="11.654cm" svg:x2="7.811cm" svg:y2="12.404cm">
            <text:p/>
          </draw:line>
          <draw:line draw:style-name="gr6" draw:text-style-name="P1" draw:layer="layout" svg:x1="8.475cm" svg:y1="11.654cm" svg:x2="8.793cm" svg:y2="12.576cm">
            <text:p/>
          </draw:line>
          <draw:line draw:style-name="gr6" draw:text-style-name="P1" draw:layer="layout" svg:x1="8.472cm" svg:y1="11.653cm" svg:x2="7.473cm" svg:y2="11.462cm">
            <text:p/>
          </draw:line>
          <draw:line draw:style-name="gr5" draw:text-style-name="P1" draw:layer="layout" svg:x1="7.475cm" svg:y1="11.46cm" svg:x2="7.813cm" svg:y2="12.401cm">
            <text:p/>
          </draw:line>
          <draw:line draw:style-name="gr5" draw:text-style-name="P1" draw:layer="layout" svg:x1="9.438cm" svg:y1="11.808cm" svg:x2="8.796cm" svg:y2="12.574cm">
            <text:p/>
          </draw:line>
          <draw:line draw:style-name="gr6" draw:text-style-name="P1" draw:layer="layout" svg:x1="8.474cm" svg:y1="11.653cm" svg:x2="9.442cm" svg:y2="11.807cm">
            <text:p/>
          </draw:line>
          <draw:line draw:style-name="gr5" draw:text-style-name="P1" draw:layer="layout" svg:x1="7.475cm" svg:y1="11.456cm" svg:x2="8.116cm" svg:y2="10.688cm">
            <text:p/>
          </draw:line>
          <draw:line draw:style-name="gr5" draw:text-style-name="P1" draw:layer="layout" svg:x1="9.1cm" svg:y1="10.86cm" svg:x2="8.115cm" svg:y2="10.688cm">
            <text:p/>
          </draw:line>
          <draw:line draw:style-name="gr5" draw:text-style-name="P1" draw:layer="layout" svg:x1="9.102cm" svg:y1="10.869cm" svg:x2="9.439cm" svg:y2="11.81cm">
            <text:p/>
          </draw:line>
          <draw:line draw:style-name="gr6" draw:text-style-name="P1" draw:layer="layout" svg:x1="8.475cm" svg:y1="11.654cm" svg:x2="8.116cm" svg:y2="10.692cm">
            <text:p/>
          </draw:line>
          <draw:line draw:style-name="gr6" draw:text-style-name="P1" draw:layer="layout" svg:x1="8.475cm" svg:y1="11.654cm" svg:x2="9.104cm" svg:y2="10.865cm">
            <text:p/>
          </draw:line>
        </draw:g>
        <draw:custom-shape draw:style-name="gr7" draw:text-style-name="P3" draw:layer="layout" svg:width="0.2cm" svg:height="0.2cm" svg:x="8.373cm" svg:y="11.551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8" draw:text-style-name="P1" draw:layer="layout" svg:width="5.586cm" svg:height="5.778cm" draw:transform="skewX (4.47835335794964E-017) rotate (-1.1081095420912) translate (11.1358963383422cm 18.4028637459683cm)" svg:viewBox="0 0 5587 5779" svg:d="M2108 5776c532 16 1144 7 1440-732 281-703-83-1192-367-1635-342-531-762-1013-1206-1462-403-407-594-952-1142-1268-194-112-1602-1120-259-452 445 221 907 413 1335 666 456 270 948 478 1463 515 537 39 1163 214 1592-282l322-430 215-431 86-172">
          <text:p/>
        </draw:path>
        <draw:custom-shape draw:style-name="gr7" draw:text-style-name="P3" draw:layer="layout" svg:width="0.2cm" svg:height="0.2cm" svg:x="11.144cm" svg:y="21.2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3" draw:layer="layout" svg:width="0.2cm" svg:height="0.2cm" svg:x="7.41cm" svg:y="23.5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3" draw:layer="layout" svg:width="0.2cm" svg:height="0.2cm" svg:x="6.815cm" svg:y="22.8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3" draw:layer="layout" svg:width="0.2cm" svg:height="0.2cm" svg:x="11.006cm" svg:y="18.53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9" draw:text-style-name="P4" draw:layer="layout" svg:width="4.847cm" svg:height="2.143cm" svg:x="0.942cm" svg:y="26.557cm">
          <draw:text-box>
            <text:p><text:span text:style-name="T1">Лучи</text:span></text:p>
          </draw:text-box>
        </draw:frame>
        <draw:g>
          <draw:line draw:style-name="gr10" draw:text-style-name="P1" draw:layer="layout" svg:x1="1.825cm" svg:y1="23.025cm" svg:x2="2.996cm" svg:y2="24.646cm">
            <text:p/>
          </draw:line>
          <draw:line draw:style-name="gr10" draw:text-style-name="P1" draw:layer="layout" svg:x1="1.825cm" svg:y1="23.022cm" svg:x2="3.48cm" svg:y2="24.145cm">
            <text:p/>
          </draw:line>
          <draw:line draw:style-name="gr10" draw:text-style-name="P1" draw:layer="layout" svg:x1="1.824cm" svg:y1="23.023cm" svg:x2="3.267cm" svg:y2="24.408cm">
            <text:p/>
          </draw:line>
          <draw:line draw:style-name="gr10" draw:text-style-name="P1" draw:layer="layout" svg:x1="1.826cm" svg:y1="23.022cm" svg:x2="3.661cm" svg:y2="23.818cm">
            <text:p/>
          </draw:line>
          <draw:line draw:style-name="gr10" draw:text-style-name="P1" draw:layer="layout" svg:x1="1.828cm" svg:y1="23.022cm" svg:x2="3.77cm" svg:y2="23.499cm">
            <text:p/>
          </draw:line>
          <draw:line draw:style-name="gr10" draw:text-style-name="P1" draw:layer="layout" svg:x1="1.827cm" svg:y1="23.023cm" svg:x2="3.82cm" svg:y2="23.195cm">
            <text:p/>
          </draw:line>
          <draw:line draw:style-name="gr10" draw:text-style-name="P1" draw:layer="layout" svg:x1="1.827cm" svg:y1="23.023cm" svg:x2="3.823cm" svg:y2="22.893cm">
            <text:p/>
          </draw:line>
          <draw:line draw:style-name="gr10" draw:text-style-name="P1" draw:layer="layout" svg:x1="1.828cm" svg:y1="23.024cm" svg:x2="3.778cm" svg:y2="22.581cm">
            <text:p/>
          </draw:line>
          <draw:line draw:style-name="gr10" draw:text-style-name="P1" draw:layer="layout" svg:x1="1.824cm" svg:y1="23.025cm" svg:x2="2.238cm" svg:y2="24.982cm">
            <text:p/>
          </draw:line>
          <draw:line draw:style-name="gr10" draw:text-style-name="P1" draw:layer="layout" svg:x1="1.825cm" svg:y1="23.027cm" svg:x2="2.644cm" svg:y2="24.852cm">
            <text:p/>
          </draw:line>
        </draw:g>
        <draw:g>
          <draw:line draw:style-name="gr10" draw:text-style-name="P1" draw:layer="layout" svg:x1="6.913cm" svg:y1="22.899cm" svg:x2="7.201cm" svg:y2="23.857cm">
            <text:p/>
          </draw:line>
          <draw:line draw:style-name="gr10" draw:text-style-name="P1" draw:layer="layout" svg:x1="6.913cm" svg:y1="22.898cm" svg:x2="7.511cm" svg:y2="23.7cm">
            <text:p/>
          </draw:line>
          <draw:line draw:style-name="gr10" draw:text-style-name="P1" draw:layer="layout" svg:x1="6.913cm" svg:y1="22.898cm" svg:x2="7.368cm" svg:y2="23.789cm">
            <text:p/>
          </draw:line>
          <draw:line draw:style-name="gr10" draw:text-style-name="P1" draw:layer="layout" svg:x1="6.914cm" svg:y1="22.898cm" svg:x2="7.651cm" svg:y2="23.575cm">
            <text:p/>
          </draw:line>
          <draw:line draw:style-name="gr10" draw:text-style-name="P1" draw:layer="layout" svg:x1="6.915cm" svg:y1="22.898cm" svg:x2="7.755cm" svg:y2="23.442cm">
            <text:p/>
          </draw:line>
          <draw:line draw:style-name="gr10" draw:text-style-name="P1" draw:layer="layout" svg:x1="6.914cm" svg:y1="22.898cm" svg:x2="7.828cm" svg:y2="23.306cm">
            <text:p/>
          </draw:line>
          <draw:line draw:style-name="gr10" draw:text-style-name="P1" draw:layer="layout" svg:x1="6.914cm" svg:y1="22.899cm" svg:x2="7.878cm" svg:y2="23.165cm">
            <text:p/>
          </draw:line>
          <draw:line draw:style-name="gr10" draw:text-style-name="P1" draw:layer="layout" svg:x1="6.915cm" svg:y1="22.899cm" svg:x2="7.909cm" svg:y2="23.01cm">
            <text:p/>
          </draw:line>
          <draw:line draw:style-name="gr10" draw:text-style-name="P1" draw:layer="layout" svg:x1="6.913cm" svg:y1="22.899cm" svg:x2="6.788cm" svg:y2="23.891cm">
            <text:p/>
          </draw:line>
          <draw:line draw:style-name="gr10" draw:text-style-name="P1" draw:layer="layout" svg:x1="6.913cm" svg:y1="22.9cm" svg:x2="7.001cm" svg:y2="23.896cm">
            <text:p/>
          </draw:line>
        </draw:g>
        <draw:g>
          <draw:line draw:style-name="gr10" draw:text-style-name="P1" draw:layer="layout" svg:x1="7.505cm" svg:y1="23.7cm" svg:x2="8.345cm" svg:y2="24.242cm">
            <text:p/>
          </draw:line>
          <draw:line draw:style-name="gr10" draw:text-style-name="P1" draw:layer="layout" svg:x1="7.505cm" svg:y1="23.699cm" svg:x2="8.48cm" svg:y2="23.921cm">
            <text:p/>
          </draw:line>
          <draw:line draw:style-name="gr10" draw:text-style-name="P1" draw:layer="layout" svg:x1="7.505cm" svg:y1="23.699cm" svg:x2="8.429cm" svg:y2="24.081cm">
            <text:p/>
          </draw:line>
          <draw:line draw:style-name="gr10" draw:text-style-name="P1" draw:layer="layout" svg:x1="7.505cm" svg:y1="23.698cm" svg:x2="8.505cm" svg:y2="23.735cm">
            <text:p/>
          </draw:line>
          <draw:line draw:style-name="gr10" draw:text-style-name="P1" draw:layer="layout" svg:x1="7.506cm" svg:y1="23.698cm" svg:x2="8.498cm" svg:y2="23.567cm">
            <text:p/>
          </draw:line>
          <draw:line draw:style-name="gr10" draw:text-style-name="P1" draw:layer="layout" svg:x1="7.506cm" svg:y1="23.698cm" svg:x2="8.466cm" svg:y2="23.416cm">
            <text:p/>
          </draw:line>
          <draw:line draw:style-name="gr10" draw:text-style-name="P1" draw:layer="layout" svg:x1="7.506cm" svg:y1="23.698cm" svg:x2="8.412cm" svg:y2="23.275cm">
            <text:p/>
          </draw:line>
          <draw:line draw:style-name="gr10" draw:text-style-name="P1" draw:layer="layout" svg:x1="7.506cm" svg:y1="23.698cm" svg:x2="8.334cm" svg:y2="23.137cm">
            <text:p/>
          </draw:line>
          <draw:line draw:style-name="gr10" draw:text-style-name="P1" draw:layer="layout" svg:x1="7.505cm" svg:y1="23.7cm" svg:x2="8.054cm" svg:y2="24.536cm">
            <text:p/>
          </draw:line>
          <draw:line draw:style-name="gr10" draw:text-style-name="P1" draw:layer="layout" svg:x1="7.506cm" svg:y1="23.701cm" svg:x2="8.219cm" svg:y2="24.401cm">
            <text:p/>
          </draw:line>
        </draw:g>
        <draw:custom-shape draw:style-name="gr7" draw:text-style-name="P3" draw:layer="layout" svg:width="0.2cm" svg:height="0.2cm" svg:x="8.395cm" svg:y="23.69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10" draw:text-style-name="P1" draw:layer="layout" svg:x1="8.499cm" svg:y1="23.805cm" svg:x2="9.442cm" svg:y2="23.472cm">
            <text:p/>
          </draw:line>
          <draw:line draw:style-name="gr10" draw:text-style-name="P1" draw:layer="layout" svg:x1="8.497cm" svg:y1="23.805cm" svg:x2="9.269cm" svg:y2="23.169cm">
            <text:p/>
          </draw:line>
          <draw:line draw:style-name="gr10" draw:text-style-name="P1" draw:layer="layout" svg:x1="8.498cm" svg:y1="23.805cm" svg:x2="9.366cm" svg:y2="23.308cm">
            <text:p/>
          </draw:line>
          <draw:line draw:style-name="gr10" draw:text-style-name="P1" draw:layer="layout" svg:x1="8.497cm" svg:y1="23.804cm" svg:x2="9.138cm" svg:y2="23.036cm">
            <text:p/>
          </draw:line>
          <draw:line draw:style-name="gr10" draw:text-style-name="P1" draw:layer="layout" svg:x1="8.498cm" svg:y1="23.804cm" svg:x2="9.001cm" svg:y2="22.939cm">
            <text:p/>
          </draw:line>
          <draw:line draw:style-name="gr10" draw:text-style-name="P1" draw:layer="layout" svg:x1="8.498cm" svg:y1="23.804cm" svg:x2="8.862cm" svg:y2="22.872cm">
            <text:p/>
          </draw:line>
          <draw:line draw:style-name="gr10" draw:text-style-name="P1" draw:layer="layout" svg:x1="8.498cm" svg:y1="23.804cm" svg:x2="8.718cm" svg:y2="22.828cm">
            <text:p/>
          </draw:line>
          <draw:line draw:style-name="gr10" draw:text-style-name="P1" draw:layer="layout" svg:x1="8.498cm" svg:y1="23.803cm" svg:x2="8.561cm" svg:y2="22.805cm">
            <text:p/>
          </draw:line>
          <draw:line draw:style-name="gr10" draw:text-style-name="P1" draw:layer="layout" svg:x1="8.499cm" svg:y1="23.806cm" svg:x2="9.496cm" svg:y2="23.883cm">
            <text:p/>
          </draw:line>
          <draw:line draw:style-name="gr10" draw:text-style-name="P1" draw:layer="layout" svg:x1="8.5cm" svg:y1="23.806cm" svg:x2="9.49cm" svg:y2="23.67cm">
            <text:p/>
          </draw:line>
        </draw:g>
        <draw:custom-shape draw:style-name="gr7" draw:text-style-name="P3" draw:layer="layout" svg:width="0.2cm" svg:height="0.2cm" svg:x="9.178cm" svg:y="23.0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3" draw:layer="layout" svg:width="0.2cm" svg:height="0.2cm" svg:x="9.656cm" svg:y="22.1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10" draw:text-style-name="P1" draw:layer="layout" svg:x1="9.277cm" svg:y1="23.147cm" svg:x2="10.205cm" svg:y2="22.776cm">
            <text:p/>
          </draw:line>
          <draw:line draw:style-name="gr10" draw:text-style-name="P1" draw:layer="layout" svg:x1="9.276cm" svg:y1="23.147cm" svg:x2="10.022cm" svg:y2="22.48cm">
            <text:p/>
          </draw:line>
          <draw:line draw:style-name="gr10" draw:text-style-name="P1" draw:layer="layout" svg:x1="9.276cm" svg:y1="23.147cm" svg:x2="10.123cm" svg:y2="22.615cm">
            <text:p/>
          </draw:line>
          <draw:line draw:style-name="gr10" draw:text-style-name="P1" draw:layer="layout" svg:x1="9.275cm" svg:y1="23.146cm" svg:x2="9.884cm" svg:y2="22.352cm">
            <text:p/>
          </draw:line>
          <draw:line draw:style-name="gr10" draw:text-style-name="P1" draw:layer="layout" svg:x1="9.276cm" svg:y1="23.146cm" svg:x2="9.743cm" svg:y2="22.261cm">
            <text:p/>
          </draw:line>
          <draw:line draw:style-name="gr10" draw:text-style-name="P1" draw:layer="layout" svg:x1="9.276cm" svg:y1="23.146cm" svg:x2="9.602cm" svg:y2="22.2cm">
            <text:p/>
          </draw:line>
          <draw:line draw:style-name="gr10" draw:text-style-name="P1" draw:layer="layout" svg:x1="9.276cm" svg:y1="23.145cm" svg:x2="9.456cm" svg:y2="22.161cm">
            <text:p/>
          </draw:line>
          <draw:line draw:style-name="gr10" draw:text-style-name="P1" draw:layer="layout" svg:x1="9.276cm" svg:y1="23.145cm" svg:x2="9.299cm" svg:y2="22.145cm">
            <text:p/>
          </draw:line>
          <draw:line draw:style-name="gr10" draw:text-style-name="P1" draw:layer="layout" svg:x1="9.277cm" svg:y1="23.147cm" svg:x2="10.276cm" svg:y2="23.184cm">
            <text:p/>
          </draw:line>
          <draw:line draw:style-name="gr10" draw:text-style-name="P1" draw:layer="layout" svg:x1="9.278cm" svg:y1="23.147cm" svg:x2="10.262cm" svg:y2="22.971cm">
            <text:p/>
          </draw:line>
        </draw:g>
        <draw:custom-shape draw:style-name="gr7" draw:text-style-name="P3" draw:layer="layout" svg:width="0.2cm" svg:height="0.2cm" svg:x="10.036cm" svg:y="21.24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10" draw:text-style-name="P1" draw:layer="layout" svg:x1="9.747cm" svg:y1="22.272cm" svg:x2="10.634cm" svg:y2="21.811cm">
            <text:p/>
          </draw:line>
          <draw:line draw:style-name="gr10" draw:text-style-name="P1" draw:layer="layout" svg:x1="9.746cm" svg:y1="22.272cm" svg:x2="10.422cm" svg:y2="21.535cm">
            <text:p/>
          </draw:line>
          <draw:line draw:style-name="gr10" draw:text-style-name="P1" draw:layer="layout" svg:x1="9.746cm" svg:y1="22.272cm" svg:x2="10.536cm" svg:y2="21.659cm">
            <text:p/>
          </draw:line>
          <draw:line draw:style-name="gr10" draw:text-style-name="P1" draw:layer="layout" svg:x1="9.746cm" svg:y1="22.271cm" svg:x2="10.273cm" svg:y2="21.421cm">
            <text:p/>
          </draw:line>
          <draw:line draw:style-name="gr10" draw:text-style-name="P1" draw:layer="layout" svg:x1="9.746cm" svg:y1="22.27cm" svg:x2="10.123cm" svg:y2="21.344cm">
            <text:p/>
          </draw:line>
          <draw:line draw:style-name="gr10" draw:text-style-name="P1" draw:layer="layout" svg:x1="9.746cm" svg:y1="22.271cm" svg:x2="9.976cm" svg:y2="21.297cm">
            <text:p/>
          </draw:line>
          <draw:line draw:style-name="gr10" draw:text-style-name="P1" draw:layer="layout" svg:x1="9.746cm" svg:y1="22.271cm" svg:x2="9.828cm" svg:y2="21.274cm">
            <text:p/>
          </draw:line>
          <draw:line draw:style-name="gr10" draw:text-style-name="P1" draw:layer="layout" svg:x1="9.747cm" svg:y1="22.271cm" svg:x2="9.67cm" svg:y2="21.273cm">
            <text:p/>
          </draw:line>
          <draw:line draw:style-name="gr10" draw:text-style-name="P1" draw:layer="layout" svg:x1="9.747cm" svg:y1="22.272cm" svg:x2="10.745cm" svg:y2="22.21cm">
            <text:p/>
          </draw:line>
          <draw:line draw:style-name="gr10" draw:text-style-name="P1" draw:layer="layout" svg:x1="9.748cm" svg:y1="22.272cm" svg:x2="10.71cm" svg:y2="22cm">
            <text:p/>
          </draw:line>
        </draw:g>
        <draw:custom-shape draw:style-name="gr7" draw:text-style-name="P3" draw:layer="layout" svg:width="0.2cm" svg:height="0.2cm" svg:x="10.628cm" svg:y="20.46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10" draw:text-style-name="P1" draw:layer="layout" svg:x1="10.127cm" svg:y1="21.356cm" svg:x2="11.014cm" svg:y2="20.895cm">
            <text:p/>
          </draw:line>
          <draw:line draw:style-name="gr10" draw:text-style-name="P1" draw:layer="layout" svg:x1="10.126cm" svg:y1="21.356cm" svg:x2="10.802cm" svg:y2="20.619cm">
            <text:p/>
          </draw:line>
          <draw:line draw:style-name="gr10" draw:text-style-name="P1" draw:layer="layout" svg:x1="10.126cm" svg:y1="21.356cm" svg:x2="10.916cm" svg:y2="20.743cm">
            <text:p/>
          </draw:line>
          <draw:line draw:style-name="gr10" draw:text-style-name="P1" draw:layer="layout" svg:x1="10.126cm" svg:y1="21.355cm" svg:x2="10.653cm" svg:y2="20.505cm">
            <text:p/>
          </draw:line>
          <draw:line draw:style-name="gr10" draw:text-style-name="P1" draw:layer="layout" svg:x1="10.126cm" svg:y1="21.354cm" svg:x2="10.503cm" svg:y2="20.428cm">
            <text:p/>
          </draw:line>
          <draw:line draw:style-name="gr10" draw:text-style-name="P1" draw:layer="layout" svg:x1="10.126cm" svg:y1="21.355cm" svg:x2="10.356cm" svg:y2="20.381cm">
            <text:p/>
          </draw:line>
          <draw:line draw:style-name="gr10" draw:text-style-name="P1" draw:layer="layout" svg:x1="10.126cm" svg:y1="21.355cm" svg:x2="10.208cm" svg:y2="20.358cm">
            <text:p/>
          </draw:line>
          <draw:line draw:style-name="gr10" draw:text-style-name="P1" draw:layer="layout" svg:x1="10.127cm" svg:y1="21.355cm" svg:x2="10.05cm" svg:y2="20.357cm">
            <text:p/>
          </draw:line>
          <draw:line draw:style-name="gr10" draw:text-style-name="P1" draw:layer="layout" svg:x1="10.127cm" svg:y1="21.356cm" svg:x2="11.125cm" svg:y2="21.294cm">
            <text:p/>
          </draw:line>
          <draw:line draw:style-name="gr10" draw:text-style-name="P1" draw:layer="layout" svg:x1="10.128cm" svg:y1="21.356cm" svg:x2="11.09cm" svg:y2="21.084cm">
            <text:p/>
          </draw:line>
        </draw:g>
        <draw:g>
          <draw:line draw:style-name="gr10" draw:text-style-name="P1" draw:layer="layout" svg:x1="10.707cm" svg:y1="20.575cm" svg:x2="11.491cm" svg:y2="19.954cm">
            <text:p/>
          </draw:line>
          <draw:line draw:style-name="gr10" draw:text-style-name="P1" draw:layer="layout" svg:x1="10.706cm" svg:y1="20.575cm" svg:x2="11.23cm" svg:y2="19.723cm">
            <text:p/>
          </draw:line>
          <draw:line draw:style-name="gr10" draw:text-style-name="P1" draw:layer="layout" svg:x1="10.706cm" svg:y1="20.575cm" svg:x2="11.365cm" svg:y2="19.823cm">
            <text:p/>
          </draw:line>
          <draw:line draw:style-name="gr10" draw:text-style-name="P1" draw:layer="layout" svg:x1="10.706cm" svg:y1="20.575cm" svg:x2="11.063cm" svg:y2="19.64cm">
            <text:p/>
          </draw:line>
          <draw:line draw:style-name="gr10" draw:text-style-name="P1" draw:layer="layout" svg:x1="10.706cm" svg:y1="20.573cm" svg:x2="10.901cm" svg:y2="19.592cm">
            <text:p/>
          </draw:line>
          <draw:line draw:style-name="gr10" draw:text-style-name="P1" draw:layer="layout" svg:x1="10.706cm" svg:y1="20.574cm" svg:x2="10.748cm" svg:y2="19.574cm">
            <text:p/>
          </draw:line>
          <draw:line draw:style-name="gr10" draw:text-style-name="P1" draw:layer="layout" svg:x1="10.706cm" svg:y1="20.574cm" svg:x2="10.597cm" svg:y2="19.579cm">
            <text:p/>
          </draw:line>
          <draw:line draw:style-name="gr10" draw:text-style-name="P1" draw:layer="layout" svg:x1="10.706cm" svg:y1="20.573cm" svg:x2="10.442cm" svg:y2="19.608cm">
            <text:p/>
          </draw:line>
          <draw:line draw:style-name="gr10" draw:text-style-name="P1" draw:layer="layout" svg:x1="10.708cm" svg:y1="20.574cm" svg:x2="11.676cm" svg:y2="20.324cm">
            <text:p/>
          </draw:line>
          <draw:line draw:style-name="gr10" draw:text-style-name="P1" draw:layer="layout" svg:x1="10.709cm" svg:y1="20.574cm" svg:x2="11.602cm" svg:y2="20.124cm">
            <text:p/>
          </draw:line>
        </draw:g>
        <draw:g>
          <draw:line draw:style-name="gr10" draw:text-style-name="P1" draw:layer="layout" svg:x1="10.712cm" svg:y1="20.559cm" svg:x2="11.104cm" svg:y2="21.479cm">
            <text:p/>
          </draw:line>
          <draw:line draw:style-name="gr10" draw:text-style-name="P1" draw:layer="layout" svg:x1="10.712cm" svg:y1="20.558cm" svg:x2="11.395cm" svg:y2="21.288cm">
            <text:p/>
          </draw:line>
          <draw:line draw:style-name="gr10" draw:text-style-name="P1" draw:layer="layout" svg:x1="10.712cm" svg:y1="20.558cm" svg:x2="11.263cm" svg:y2="21.393cm">
            <text:p/>
          </draw:line>
          <draw:line draw:style-name="gr10" draw:text-style-name="P1" draw:layer="layout" svg:x1="10.713cm" svg:y1="20.558cm" svg:x2="11.52cm" svg:y2="21.149cm">
            <text:p/>
          </draw:line>
          <draw:line draw:style-name="gr10" draw:text-style-name="P1" draw:layer="layout" svg:x1="10.714cm" svg:y1="20.558cm" svg:x2="11.609cm" svg:y2="21.005cm">
            <text:p/>
          </draw:line>
          <draw:line draw:style-name="gr10" draw:text-style-name="P1" draw:layer="layout" svg:x1="10.713cm" svg:y1="20.559cm" svg:x2="11.666cm" svg:y2="20.863cm">
            <text:p/>
          </draw:line>
          <draw:line draw:style-name="gr10" draw:text-style-name="P1" draw:layer="layout" svg:x1="10.714cm" svg:y1="20.559cm" svg:x2="11.702cm" svg:y2="20.716cm">
            <text:p/>
          </draw:line>
          <draw:line draw:style-name="gr10" draw:text-style-name="P1" draw:layer="layout" svg:x1="10.714cm" svg:y1="20.559cm" svg:x2="11.714cm" svg:y2="20.559cm">
            <text:p/>
          </draw:line>
          <draw:line draw:style-name="gr10" draw:text-style-name="P1" draw:layer="layout" svg:x1="10.712cm" svg:y1="20.56cm" svg:x2="10.698cm" svg:y2="21.56cm">
            <text:p/>
          </draw:line>
          <draw:line draw:style-name="gr10" draw:text-style-name="P1" draw:layer="layout" svg:x1="10.712cm" svg:y1="20.561cm" svg:x2="10.91cm" svg:y2="21.541cm">
            <text:p/>
          </draw:line>
        </draw:g>
        <draw:custom-shape draw:style-name="gr7" draw:text-style-name="P3" draw:layer="layout" svg:width="0.2cm" svg:height="0.2cm" svg:x="10.843cm" svg:y="19.5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3" draw:layer="layout" svg:width="0.2cm" svg:height="0.2cm" svg:x="11.539cm" svg:y="20.4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10" draw:text-style-name="P1" draw:layer="layout" svg:x1="10.916cm" svg:y1="19.634cm" svg:x2="11.643cm" svg:y2="18.948cm">
            <text:p/>
          </draw:line>
          <draw:line draw:style-name="gr10" draw:text-style-name="P1" draw:layer="layout" svg:x1="10.915cm" svg:y1="19.634cm" svg:x2="11.364cm" svg:y2="18.74cm">
            <text:p/>
          </draw:line>
          <draw:line draw:style-name="gr10" draw:text-style-name="P1" draw:layer="layout" svg:x1="10.915cm" svg:y1="19.635cm" svg:x2="11.507cm" svg:y2="18.829cm">
            <text:p/>
          </draw:line>
          <draw:line draw:style-name="gr10" draw:text-style-name="P1" draw:layer="layout" svg:x1="10.915cm" svg:y1="19.634cm" svg:x2="11.19cm" svg:y2="18.672cm">
            <text:p/>
          </draw:line>
          <draw:line draw:style-name="gr10" draw:text-style-name="P1" draw:layer="layout" svg:x1="10.915cm" svg:y1="19.632cm" svg:x2="11.025cm" svg:y2="18.638cm">
            <text:p/>
          </draw:line>
          <draw:line draw:style-name="gr10" draw:text-style-name="P1" draw:layer="layout" svg:x1="10.915cm" svg:y1="19.634cm" svg:x2="10.871cm" svg:y2="18.634cm">
            <text:p/>
          </draw:line>
          <draw:line draw:style-name="gr10" draw:text-style-name="P1" draw:layer="layout" svg:x1="10.915cm" svg:y1="19.632cm" svg:x2="10.721cm" svg:y2="18.651cm">
            <text:p/>
          </draw:line>
          <draw:line draw:style-name="gr10" draw:text-style-name="P1" draw:layer="layout" svg:x1="10.915cm" svg:y1="19.633cm" svg:x2="10.569cm" svg:y2="18.694cm">
            <text:p/>
          </draw:line>
          <draw:line draw:style-name="gr10" draw:text-style-name="P1" draw:layer="layout" svg:x1="10.916cm" svg:y1="19.634cm" svg:x2="11.859cm" svg:y2="19.301cm">
            <text:p/>
          </draw:line>
          <draw:line draw:style-name="gr10" draw:text-style-name="P1" draw:layer="layout" svg:x1="10.917cm" svg:y1="19.634cm" svg:x2="11.768cm" svg:y2="19.109cm">
            <text:p/>
          </draw:line>
        </draw:g>
        <draw:g>
          <draw:line draw:style-name="gr10" draw:text-style-name="P1" draw:layer="layout" svg:x1="11.106cm" svg:y1="18.649cm" svg:x2="11.833cm" svg:y2="17.963cm">
            <text:p/>
          </draw:line>
          <draw:line draw:style-name="gr10" draw:text-style-name="P1" draw:layer="layout" svg:x1="11.105cm" svg:y1="18.649cm" svg:x2="11.554cm" svg:y2="17.755cm">
            <text:p/>
          </draw:line>
          <draw:line draw:style-name="gr10" draw:text-style-name="P1" draw:layer="layout" svg:x1="11.105cm" svg:y1="18.65cm" svg:x2="11.697cm" svg:y2="17.844cm">
            <text:p/>
          </draw:line>
          <draw:line draw:style-name="gr10" draw:text-style-name="P1" draw:layer="layout" svg:x1="11.105cm" svg:y1="18.649cm" svg:x2="11.38cm" svg:y2="17.687cm">
            <text:p/>
          </draw:line>
          <draw:line draw:style-name="gr10" draw:text-style-name="P1" draw:layer="layout" svg:x1="11.105cm" svg:y1="18.647cm" svg:x2="11.215cm" svg:y2="17.653cm">
            <text:p/>
          </draw:line>
          <draw:line draw:style-name="gr10" draw:text-style-name="P1" draw:layer="layout" svg:x1="11.105cm" svg:y1="18.649cm" svg:x2="11.061cm" svg:y2="17.649cm">
            <text:p/>
          </draw:line>
          <draw:line draw:style-name="gr10" draw:text-style-name="P1" draw:layer="layout" svg:x1="11.105cm" svg:y1="18.647cm" svg:x2="10.911cm" svg:y2="17.666cm">
            <text:p/>
          </draw:line>
          <draw:line draw:style-name="gr10" draw:text-style-name="P1" draw:layer="layout" svg:x1="11.105cm" svg:y1="18.648cm" svg:x2="10.759cm" svg:y2="17.709cm">
            <text:p/>
          </draw:line>
          <draw:line draw:style-name="gr10" draw:text-style-name="P1" draw:layer="layout" svg:x1="11.106cm" svg:y1="18.649cm" svg:x2="12.049cm" svg:y2="18.316cm">
            <text:p/>
          </draw:line>
          <draw:line draw:style-name="gr10" draw:text-style-name="P1" draw:layer="layout" svg:x1="11.107cm" svg:y1="18.649cm" svg:x2="11.958cm" svg:y2="18.124cm">
            <text:p/>
          </draw:line>
        </draw:g>
      </draw:page>
      <draw:page draw:name="лучи" draw:style-name="dp1" draw:master-page-name="Обычный">
        <draw:path draw:style-name="gr1" draw:text-style-name="P1" draw:layer="layout" svg:width="10.439cm" svg:height="11.462cm" draw:transform="rotate (-1.5707963267949) translate (17.163cm 3.06004139143681cm)" svg:viewBox="0 0 10440 11463" svg:d="M2974 7143c266-26 532 4 794 49 316 55 628 136 938 216 319 83 637 180 962 241 343 65 662 195 1011 264 321 63 617 224 938 289 278 57 544 160 817 240 278 82 532 221 794 337 325 143 574 403 842 625 231 191 346 500 361 794 14 272 46 631-217 794-279 173-557 379-890 433-271 44-546 46-817 24-298-24-453-357-481-625-31-302-63-608-49-914 13-304 46-623 217-890 183-286 392-550 577-842 201-316 476-581 722-866 213-246 301-571 433-866 128-288 171-584 216-890 43-293 26-595-48-890-93-369-431-587-649-866-288-369-580-759-987-1010-366-226-782-371-1202-457-335-69-608-312-938-385-371-82-636-329-1035-385-362-51-684-146-1034-192-326-43-659-7-986 0-322 6-648-33-962 72-308 103-633 172-914 337-292 172-667 266-842 577-145 258-323 500-361 818-54 450-169 894-168 1347 0 264 0 529 0 793 0 336 0 675 0 1011 0 457-36 916 0 1371 28 356 120 717 289 1034 184 346 258 751 553 1034 291 278 445 708 842 866 309 123 637 173 962 241 314 65 642 85 962 48 308-35 610-160 866-337 323-224 626-478 866-818 224-316 395-644 553-986 172-372 318-757 433-1154 95-328 181-650 337-963 155-311 197-667 264-1010 77-392 167-776 289-1154 110-341 4-679 144-1011 139-330 128-677 168-1034 31-284 78-534 49-818-27-262 0-528 0-793 0-263-1-529 0-794v-48">
          <text:p/>
        </draw:path>
        <draw:g>
          <draw:custom-shape draw:style-name="gr2" draw:text-style-name="P1" draw:layer="layout" svg:width="1cm" svg:height="1cm" draw:transform="rotate (-0.173660260573436) translate (8.051cm 11.0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2cm" svg:height="2cm" draw:transform="rotate (-0.173660260573436) translate (7.645cm 10.47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 draw:text-style-name="P2" draw:layer="layout" svg:width="0.05cm" svg:height="0.05cm" draw:transform="rotate (-0.173660260573436) translate (8.453cm 11.6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5" draw:text-style-name="P1" draw:layer="layout" svg:x1="7.809cm" svg:y1="12.403cm" svg:x2="8.794cm" svg:y2="12.576cm">
            <text:p/>
          </draw:line>
          <draw:line draw:style-name="gr6" draw:text-style-name="P1" draw:layer="layout" svg:x1="8.476cm" svg:y1="11.654cm" svg:x2="7.811cm" svg:y2="12.404cm">
            <text:p/>
          </draw:line>
          <draw:line draw:style-name="gr6" draw:text-style-name="P1" draw:layer="layout" svg:x1="8.475cm" svg:y1="11.654cm" svg:x2="8.793cm" svg:y2="12.576cm">
            <text:p/>
          </draw:line>
          <draw:line draw:style-name="gr6" draw:text-style-name="P1" draw:layer="layout" svg:x1="8.472cm" svg:y1="11.653cm" svg:x2="7.473cm" svg:y2="11.462cm">
            <text:p/>
          </draw:line>
          <draw:line draw:style-name="gr5" draw:text-style-name="P1" draw:layer="layout" svg:x1="7.475cm" svg:y1="11.46cm" svg:x2="7.813cm" svg:y2="12.401cm">
            <text:p/>
          </draw:line>
          <draw:line draw:style-name="gr5" draw:text-style-name="P1" draw:layer="layout" svg:x1="9.438cm" svg:y1="11.808cm" svg:x2="8.796cm" svg:y2="12.574cm">
            <text:p/>
          </draw:line>
          <draw:line draw:style-name="gr6" draw:text-style-name="P1" draw:layer="layout" svg:x1="8.474cm" svg:y1="11.653cm" svg:x2="9.442cm" svg:y2="11.807cm">
            <text:p/>
          </draw:line>
          <draw:line draw:style-name="gr5" draw:text-style-name="P1" draw:layer="layout" svg:x1="7.475cm" svg:y1="11.456cm" svg:x2="8.116cm" svg:y2="10.688cm">
            <text:p/>
          </draw:line>
          <draw:line draw:style-name="gr5" draw:text-style-name="P1" draw:layer="layout" svg:x1="9.1cm" svg:y1="10.86cm" svg:x2="8.115cm" svg:y2="10.688cm">
            <text:p/>
          </draw:line>
          <draw:line draw:style-name="gr5" draw:text-style-name="P1" draw:layer="layout" svg:x1="9.102cm" svg:y1="10.869cm" svg:x2="9.439cm" svg:y2="11.81cm">
            <text:p/>
          </draw:line>
          <draw:line draw:style-name="gr6" draw:text-style-name="P1" draw:layer="layout" svg:x1="8.475cm" svg:y1="11.654cm" svg:x2="8.116cm" svg:y2="10.692cm">
            <text:p/>
          </draw:line>
          <draw:line draw:style-name="gr6" draw:text-style-name="P1" draw:layer="layout" svg:x1="8.475cm" svg:y1="11.654cm" svg:x2="9.104cm" svg:y2="10.865cm">
            <text:p/>
          </draw:line>
        </draw:g>
        <draw:custom-shape draw:style-name="gr7" draw:text-style-name="P3" draw:layer="layout" svg:width="0.2cm" svg:height="0.2cm" svg:x="8.373cm" svg:y="11.551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8" draw:text-style-name="P1" draw:layer="layout" svg:width="5.586cm" svg:height="5.778cm" draw:transform="skewX (4.47835335794964E-017) rotate (-1.1081095420912) translate (11.1358963383422cm 18.4028637459683cm)" svg:viewBox="0 0 5587 5779" svg:d="M2108 5776c532 16 1144 7 1440-732 281-703-83-1192-367-1635-342-531-762-1013-1206-1462-403-407-594-952-1142-1268-194-112-1602-1120-259-452 445 221 907 413 1335 666 456 270 948 478 1463 515 537 39 1163 214 1592-282l322-430 215-431 86-172">
          <text:p/>
        </draw:path>
        <draw:custom-shape draw:style-name="gr7" draw:text-style-name="P3" draw:layer="layout" svg:width="0.2cm" svg:height="0.2cm" svg:x="10.853cm" svg:y="19.5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3" draw:layer="layout" svg:width="0.2cm" svg:height="0.2cm" svg:x="7.41cm" svg:y="23.5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3" draw:layer="layout" svg:width="0.2cm" svg:height="0.2cm" svg:x="6.815cm" svg:y="22.8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3" draw:layer="layout" svg:width="0.2cm" svg:height="0.2cm" svg:x="11.006cm" svg:y="18.53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9" draw:text-style-name="P4" draw:layer="layout" svg:width="4.847cm" svg:height="2.143cm" svg:x="0.942cm" svg:y="26.557cm">
          <draw:text-box>
            <text:p><text:span text:style-name="T1">Лучи</text:span></text:p>
          </draw:text-box>
        </draw:frame>
        <draw:g>
          <draw:line draw:style-name="gr10" draw:text-style-name="P1" draw:layer="layout" svg:x1="13.116cm" svg:y1="23.436cm" svg:x2="13.404cm" svg:y2="24.394cm">
            <text:p/>
          </draw:line>
          <draw:line draw:style-name="gr10" draw:text-style-name="P1" draw:layer="layout" svg:x1="13.116cm" svg:y1="23.435cm" svg:x2="13.714cm" svg:y2="24.237cm">
            <text:p/>
          </draw:line>
          <draw:line draw:style-name="gr10" draw:text-style-name="P1" draw:layer="layout" svg:x1="13.116cm" svg:y1="23.435cm" svg:x2="13.571cm" svg:y2="24.326cm">
            <text:p/>
          </draw:line>
          <draw:line draw:style-name="gr10" draw:text-style-name="P1" draw:layer="layout" svg:x1="13.117cm" svg:y1="23.435cm" svg:x2="13.854cm" svg:y2="24.112cm">
            <text:p/>
          </draw:line>
          <draw:line draw:style-name="gr10" draw:text-style-name="P1" draw:layer="layout" svg:x1="13.118cm" svg:y1="23.435cm" svg:x2="13.958cm" svg:y2="23.979cm">
            <text:p/>
          </draw:line>
          <draw:line draw:style-name="gr10" draw:text-style-name="P1" draw:layer="layout" svg:x1="13.117cm" svg:y1="23.435cm" svg:x2="14.031cm" svg:y2="23.843cm">
            <text:p/>
          </draw:line>
          <draw:line draw:style-name="gr10" draw:text-style-name="P1" draw:layer="layout" svg:x1="13.117cm" svg:y1="23.436cm" svg:x2="14.081cm" svg:y2="23.702cm">
            <text:p/>
          </draw:line>
          <draw:line draw:style-name="gr10" draw:text-style-name="P1" draw:layer="layout" svg:x1="13.118cm" svg:y1="23.436cm" svg:x2="14.112cm" svg:y2="23.547cm">
            <text:p/>
          </draw:line>
          <draw:line draw:style-name="gr10" draw:text-style-name="P1" draw:layer="layout" svg:x1="13.116cm" svg:y1="23.436cm" svg:x2="12.991cm" svg:y2="24.428cm">
            <text:p/>
          </draw:line>
          <draw:line draw:style-name="gr10" draw:text-style-name="P1" draw:layer="layout" svg:x1="13.116cm" svg:y1="23.437cm" svg:x2="13.204cm" svg:y2="24.433cm">
            <text:p/>
          </draw:line>
        </draw:g>
        <draw:custom-shape draw:style-name="gr7" draw:text-style-name="P3" draw:layer="layout" svg:width="0.2cm" svg:height="0.2cm" svg:x="8.395cm" svg:y="23.6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3" draw:layer="layout" svg:width="0.2cm" svg:height="0.2cm" svg:x="9.178cm" svg:y="23.0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3" draw:layer="layout" svg:width="0.2cm" svg:height="0.2cm" svg:x="11.217cm" svg:y="21.3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3" draw:layer="layout" svg:width="0.2cm" svg:height="0.2cm" svg:x="10.036cm" svg:y="21.2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3" draw:layer="layout" svg:width="0.2cm" svg:height="0.2cm" svg:x="10.628cm" svg:y="20.4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3" draw:layer="layout" svg:width="0.2cm" svg:height="0.2cm" svg:x="10.843cm" svg:y="19.51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10" draw:text-style-name="P1" draw:layer="layout" svg:x1="13.114cm" svg:y1="23.458cm" svg:x2="12.119cm" svg:y2="23.552cm">
            <text:p/>
          </draw:line>
          <draw:line draw:style-name="gr10" draw:text-style-name="P1" draw:layer="layout" svg:x1="13.116cm" svg:y1="23.458cm" svg:x2="12.213cm" svg:y2="23.887cm">
            <text:p/>
          </draw:line>
          <draw:line draw:style-name="gr10" draw:text-style-name="P1" draw:layer="layout" svg:x1="13.116cm" svg:y1="23.458cm" svg:x2="12.153cm" svg:y2="23.729cm">
            <text:p/>
          </draw:line>
          <draw:line draw:style-name="gr10" draw:text-style-name="P1" draw:layer="layout" svg:x1="13.116cm" svg:y1="23.459cm" svg:x2="12.308cm" svg:y2="24.049cm">
            <text:p/>
          </draw:line>
          <draw:line draw:style-name="gr10" draw:text-style-name="P1" draw:layer="layout" svg:x1="13.115cm" svg:y1="23.46cm" svg:x2="12.417cm" svg:y2="24.177cm">
            <text:p/>
          </draw:line>
          <draw:line draw:style-name="gr10" draw:text-style-name="P1" draw:layer="layout" svg:x1="13.115cm" svg:y1="23.459cm" svg:x2="12.536cm" svg:y2="24.275cm">
            <text:p/>
          </draw:line>
          <draw:line draw:style-name="gr10" draw:text-style-name="P1" draw:layer="layout" svg:x1="13.115cm" svg:y1="23.459cm" svg:x2="12.665cm" svg:y2="24.352cm">
            <text:p/>
          </draw:line>
          <draw:line draw:style-name="gr10" draw:text-style-name="P1" draw:layer="layout" svg:x1="13.115cm" svg:y1="23.459cm" svg:x2="12.811cm" svg:y2="24.412cm">
            <text:p/>
          </draw:line>
          <draw:line draw:style-name="gr10" draw:text-style-name="P1" draw:layer="layout" svg:x1="13.115cm" svg:y1="23.457cm" svg:x2="12.167cm" svg:y2="23.14cm">
            <text:p/>
          </draw:line>
          <draw:line draw:style-name="gr10" draw:text-style-name="P1" draw:layer="layout" svg:x1="13.114cm" svg:y1="23.457cm" svg:x2="12.12cm" svg:y2="23.348cm">
            <text:p/>
          </draw:line>
        </draw:g>
        <draw:g>
          <draw:line draw:style-name="gr10" draw:text-style-name="P1" draw:layer="layout" svg:x1="13.111cm" svg:y1="23.45cm" svg:x2="13.985cm" svg:y2="22.964cm">
            <text:p/>
          </draw:line>
          <draw:line draw:style-name="gr10" draw:text-style-name="P1" draw:layer="layout" svg:x1="13.11cm" svg:y1="23.45cm" svg:x2="13.765cm" svg:y2="22.694cm">
            <text:p/>
          </draw:line>
          <draw:line draw:style-name="gr10" draw:text-style-name="P1" draw:layer="layout" svg:x1="13.11cm" svg:y1="23.45cm" svg:x2="13.883cm" svg:y2="22.815cm">
            <text:p/>
          </draw:line>
          <draw:line draw:style-name="gr10" draw:text-style-name="P1" draw:layer="layout" svg:x1="13.109cm" svg:y1="23.449cm" svg:x2="13.613cm" svg:y2="22.585cm">
            <text:p/>
          </draw:line>
          <draw:line draw:style-name="gr10" draw:text-style-name="P1" draw:layer="layout" svg:x1="13.11cm" svg:y1="23.449cm" svg:x2="13.462cm" svg:y2="22.512cm">
            <text:p/>
          </draw:line>
          <draw:line draw:style-name="gr10" draw:text-style-name="P1" draw:layer="layout" svg:x1="13.11cm" svg:y1="23.449cm" svg:x2="13.313cm" svg:y2="22.469cm">
            <text:p/>
          </draw:line>
          <draw:line draw:style-name="gr10" draw:text-style-name="P1" draw:layer="layout" svg:x1="13.11cm" svg:y1="23.448cm" svg:x2="13.164cm" svg:y2="22.449cm">
            <text:p/>
          </draw:line>
          <draw:line draw:style-name="gr10" draw:text-style-name="P1" draw:layer="layout" svg:x1="13.11cm" svg:y1="23.448cm" svg:x2="13.006cm" svg:y2="22.453cm">
            <text:p/>
          </draw:line>
          <draw:line draw:style-name="gr10" draw:text-style-name="P1" draw:layer="layout" svg:x1="13.111cm" svg:y1="23.45cm" svg:x2="14.107cm" svg:y2="23.36cm">
            <text:p/>
          </draw:line>
          <draw:line draw:style-name="gr10" draw:text-style-name="P1" draw:layer="layout" svg:x1="13.112cm" svg:y1="23.45cm" svg:x2="14.066cm" svg:y2="23.151cm">
            <text:p/>
          </draw:line>
        </draw:g>
        <draw:custom-shape draw:style-name="gr7" draw:text-style-name="P3" draw:layer="layout" svg:width="0.2cm" svg:height="0.2cm" svg:x="11.253cm" svg:y="20.36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3" draw:layer="layout" svg:width="0.2cm" svg:height="0.2cm" svg:x="11.421cm" svg:y="22.26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3" draw:layer="layout" svg:width="0.2cm" svg:height="0.2cm" svg:x="11.95cm" svg:y="23.1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3" draw:layer="layout" svg:width="0.2cm" svg:height="0.2cm" svg:x="13.009cm" svg:y="23.35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1" draw:text-style-name="P1" draw:layer="layout" svg:x1="6.903cm" svg:y1="22.886cm" svg:x2="7.492cm" svg:y2="23.692cm">
          <text:p/>
        </draw:line>
        <draw:line draw:style-name="gr11" draw:text-style-name="P1" draw:layer="layout" svg:x1="8.502cm" svg:y1="23.812cm" svg:x2="7.528cm" svg:y2="23.68cm">
          <text:p/>
        </draw:line>
        <draw:line draw:style-name="gr11" draw:text-style-name="P1" draw:layer="layout" svg:x1="9.284cm" svg:y1="23.139cm" svg:x2="8.478cm" svg:y2="23.812cm">
          <text:p/>
        </draw:line>
        <draw:line draw:style-name="gr11" draw:text-style-name="P1" draw:layer="layout" svg:x1="10.15cm" svg:y1="21.323cm" svg:x2="9.284cm" svg:y2="23.139cm">
          <text:p/>
        </draw:line>
        <draw:line draw:style-name="gr11" draw:text-style-name="P1" draw:layer="layout" svg:x1="10.751cm" svg:y1="20.577cm" svg:x2="10.162cm" svg:y2="21.335cm">
          <text:p/>
        </draw:line>
        <draw:line draw:style-name="gr11" draw:text-style-name="P1" draw:layer="layout" svg:x1="10.944cm" svg:y1="19.603cm" svg:x2="10.715cm" svg:y2="20.601cm">
          <text:p/>
        </draw:line>
        <draw:line draw:style-name="gr11" draw:text-style-name="P1" draw:layer="layout" svg:x1="11.112cm" svg:y1="18.629cm" svg:x2="10.932cm" svg:y2="19.627cm">
          <text:p/>
        </draw:line>
        <draw:line draw:style-name="gr11" draw:text-style-name="P1" draw:layer="layout" svg:x1="11.365cm" svg:y1="20.469cm" svg:x2="11.1cm" svg:y2="19.591cm">
          <text:p/>
        </draw:line>
        <draw:line draw:style-name="gr11" draw:text-style-name="P1" draw:layer="layout" svg:x1="11.112cm" svg:y1="18.617cm" svg:x2="11.1cm" svg:y2="19.639cm">
          <text:p/>
        </draw:line>
        <draw:line draw:style-name="gr11" draw:text-style-name="P1" draw:layer="layout" svg:x1="11.365cm" svg:y1="20.445cm" svg:x2="11.305cm" svg:y2="21.443cm">
          <text:p/>
        </draw:line>
        <draw:line draw:style-name="gr11" draw:text-style-name="P1" draw:layer="layout" svg:x1="11.521cm" svg:y1="22.381cm" svg:x2="11.305cm" svg:y2="21.431cm">
          <text:p/>
        </draw:line>
        <draw:line draw:style-name="gr11" draw:text-style-name="P1" draw:layer="layout" svg:x1="12.062cm" svg:y1="23.223cm" svg:x2="11.521cm" svg:y2="22.369cm">
          <text:p/>
        </draw:line>
        <draw:line draw:style-name="gr11" draw:text-style-name="P1" draw:layer="layout" svg:x1="13.109cm" svg:y1="23.464cm" svg:x2="12.062cm" svg:y2="23.211cm">
          <text:p/>
        </draw:line>
        <draw:g>
          <draw:line draw:style-name="gr10" draw:text-style-name="P1" draw:layer="layout" svg:x1="3.823cm" svg:y1="21.683cm" svg:x2="5.823cm" svg:y2="21.683cm">
            <text:p/>
          </draw:line>
          <draw:line draw:style-name="gr10" draw:text-style-name="P1" draw:layer="layout" svg:x1="4.323cm" svg:y1="22.549cm" svg:x2="5.323cm" svg:y2="20.817cm">
            <text:p/>
          </draw:line>
          <draw:line draw:style-name="gr10" draw:text-style-name="P1" draw:layer="layout" svg:x1="5.323cm" svg:y1="22.549cm" svg:x2="4.323cm" svg:y2="20.817cm">
            <text:p/>
          </draw:line>
          <draw:line draw:style-name="gr10" draw:text-style-name="P1" draw:layer="layout" svg:x1="3.957cm" svg:y1="22.183cm" svg:x2="5.689cm" svg:y2="21.183cm">
            <text:p/>
          </draw:line>
          <draw:line draw:style-name="gr10" draw:text-style-name="P1" draw:layer="layout" svg:x1="5.689cm" svg:y1="22.183cm" svg:x2="3.957cm" svg:y2="21.183cm">
            <text:p/>
          </draw:line>
          <draw:line draw:style-name="gr10" draw:text-style-name="P1" draw:layer="layout" svg:x1="4.823cm" svg:y1="22.683cm" svg:x2="4.823cm" svg:y2="20.683cm">
            <text:p/>
          </draw:line>
          <draw:custom-shape draw:style-name="gr12" draw:text-style-name="P1" draw:layer="layout" svg:width="2cm" svg:height="2cm" svg:x="3.823cm" svg:y="20.68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0" draw:text-style-name="P1" draw:layer="layout" svg:x1="4.564cm" svg:y1="22.65cm" svg:x2="5.082cm" svg:y2="20.718cm">
            <text:p/>
          </draw:line>
          <draw:line draw:style-name="gr10" draw:text-style-name="P1" draw:layer="layout" svg:x1="3.857cm" svg:y1="21.943cm" svg:x2="5.789cm" svg:y2="21.425cm">
            <text:p/>
          </draw:line>
          <draw:line draw:style-name="gr10" draw:text-style-name="P1" draw:layer="layout" svg:x1="4.116cm" svg:y1="22.39cm" svg:x2="5.53cm" svg:y2="20.976cm">
            <text:p/>
          </draw:line>
          <draw:line draw:style-name="gr10" draw:text-style-name="P1" draw:layer="layout" svg:x1="5.53cm" svg:y1="22.39cm" svg:x2="4.116cm" svg:y2="20.976cm">
            <text:p/>
          </draw:line>
          <draw:line draw:style-name="gr10" draw:text-style-name="P1" draw:layer="layout" svg:x1="5.789cm" svg:y1="21.943cm" svg:x2="3.857cm" svg:y2="21.425cm">
            <text:p/>
          </draw:line>
          <draw:line draw:style-name="gr10" draw:text-style-name="P1" draw:layer="layout" svg:x1="5.082cm" svg:y1="22.65cm" svg:x2="4.564cm" svg:y2="20.718cm">
            <text:p/>
          </draw:line>
        </draw:g>
      </draw:page>
      <draw:page draw:name="page4" draw:style-name="dp1" draw:master-page-name="Обычный">
        <draw:path draw:style-name="gr13" draw:text-style-name="P1" draw:layer="layout" svg:width="5.586cm" svg:height="5.778cm" draw:transform="skewX (4.52905169785096E-017) rotate (-1.1081095420912) translate (12.1518963383422cm 3.4808637459683cm)" svg:viewBox="0 0 5587 5779" svg:d="M2108 5776c532 16 1144 7 1440-732 281-703-83-1192-367-1635-342-531-762-1013-1206-1462-403-407-594-952-1142-1268-194-112-1602-1120-259-452 445 221 907 413 1335 666 456 270 948 478 1463 515 537 39 1163 214 1592-282l322-430 215-431 86-172">
          <text:p/>
        </draw:path>
        <draw:g>
          <draw:line draw:style-name="gr10" draw:text-style-name="P1" draw:layer="layout" svg:x1="6.93cm" svg:y1="7.958cm" svg:x2="8.93cm" svg:y2="7.958cm">
            <text:p/>
          </draw:line>
          <draw:line draw:style-name="gr10" draw:text-style-name="P1" draw:layer="layout" svg:x1="7.43cm" svg:y1="8.824cm" svg:x2="8.43cm" svg:y2="7.092cm">
            <text:p/>
          </draw:line>
          <draw:line draw:style-name="gr10" draw:text-style-name="P1" draw:layer="layout" svg:x1="8.43cm" svg:y1="8.824cm" svg:x2="7.43cm" svg:y2="7.092cm">
            <text:p/>
          </draw:line>
          <draw:line draw:style-name="gr10" draw:text-style-name="P1" draw:layer="layout" svg:x1="7.064cm" svg:y1="8.458cm" svg:x2="8.796cm" svg:y2="7.458cm">
            <text:p/>
          </draw:line>
          <draw:line draw:style-name="gr10" draw:text-style-name="P1" draw:layer="layout" svg:x1="8.796cm" svg:y1="8.458cm" svg:x2="7.064cm" svg:y2="7.458cm">
            <text:p/>
          </draw:line>
          <draw:line draw:style-name="gr10" draw:text-style-name="P1" draw:layer="layout" svg:x1="7.93cm" svg:y1="8.958cm" svg:x2="7.93cm" svg:y2="6.958cm">
            <text:p/>
          </draw:line>
          <draw:custom-shape draw:style-name="gr12" draw:text-style-name="P1" draw:layer="layout" svg:width="2cm" svg:height="2cm" svg:x="6.93cm" svg:y="6.95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0" draw:text-style-name="P1" draw:layer="layout" svg:x1="7.671cm" svg:y1="8.925cm" svg:x2="8.189cm" svg:y2="6.993cm">
            <text:p/>
          </draw:line>
          <draw:line draw:style-name="gr10" draw:text-style-name="P1" draw:layer="layout" svg:x1="6.964cm" svg:y1="8.218cm" svg:x2="8.896cm" svg:y2="7.7cm">
            <text:p/>
          </draw:line>
          <draw:line draw:style-name="gr10" draw:text-style-name="P1" draw:layer="layout" svg:x1="7.223cm" svg:y1="8.665cm" svg:x2="8.637cm" svg:y2="7.251cm">
            <text:p/>
          </draw:line>
          <draw:line draw:style-name="gr10" draw:text-style-name="P1" draw:layer="layout" svg:x1="8.637cm" svg:y1="8.665cm" svg:x2="7.223cm" svg:y2="7.251cm">
            <text:p/>
          </draw:line>
          <draw:line draw:style-name="gr10" draw:text-style-name="P1" draw:layer="layout" svg:x1="8.896cm" svg:y1="8.218cm" svg:x2="6.964cm" svg:y2="7.7cm">
            <text:p/>
          </draw:line>
          <draw:line draw:style-name="gr10" draw:text-style-name="P1" draw:layer="layout" svg:x1="8.189cm" svg:y1="8.925cm" svg:x2="7.671cm" svg:y2="6.993cm">
            <text:p/>
          </draw:line>
          <draw:custom-shape draw:style-name="gr14" draw:text-style-name="P1" draw:layer="layout" svg:width="1cm" svg:height="1cm" svg:x="7.43cm" svg:y="7.45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line draw:style-name="gr10" draw:text-style-name="P1" draw:layer="layout" svg:x1="10.975cm" svg:y1="4.124cm" svg:x2="12.975cm" svg:y2="4.124cm">
            <text:p/>
          </draw:line>
          <draw:line draw:style-name="gr10" draw:text-style-name="P1" draw:layer="layout" svg:x1="11.475cm" svg:y1="4.99cm" svg:x2="12.475cm" svg:y2="3.258cm">
            <text:p/>
          </draw:line>
          <draw:line draw:style-name="gr10" draw:text-style-name="P1" draw:layer="layout" svg:x1="12.475cm" svg:y1="4.99cm" svg:x2="11.475cm" svg:y2="3.258cm">
            <text:p/>
          </draw:line>
          <draw:line draw:style-name="gr10" draw:text-style-name="P1" draw:layer="layout" svg:x1="11.109cm" svg:y1="4.624cm" svg:x2="12.841cm" svg:y2="3.624cm">
            <text:p/>
          </draw:line>
          <draw:line draw:style-name="gr10" draw:text-style-name="P1" draw:layer="layout" svg:x1="12.841cm" svg:y1="4.624cm" svg:x2="11.109cm" svg:y2="3.624cm">
            <text:p/>
          </draw:line>
          <draw:line draw:style-name="gr10" draw:text-style-name="P1" draw:layer="layout" svg:x1="11.975cm" svg:y1="5.124cm" svg:x2="11.975cm" svg:y2="3.124cm">
            <text:p/>
          </draw:line>
          <draw:custom-shape draw:style-name="gr12" draw:text-style-name="P1" draw:layer="layout" svg:width="2cm" svg:height="2cm" svg:x="10.975cm" svg:y="3.12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0" draw:text-style-name="P1" draw:layer="layout" svg:x1="11.716cm" svg:y1="5.091cm" svg:x2="12.234cm" svg:y2="3.159cm">
            <text:p/>
          </draw:line>
          <draw:line draw:style-name="gr10" draw:text-style-name="P1" draw:layer="layout" svg:x1="11.009cm" svg:y1="4.384cm" svg:x2="12.941cm" svg:y2="3.866cm">
            <text:p/>
          </draw:line>
          <draw:line draw:style-name="gr10" draw:text-style-name="P1" draw:layer="layout" svg:x1="11.268cm" svg:y1="4.831cm" svg:x2="12.682cm" svg:y2="3.417cm">
            <text:p/>
          </draw:line>
          <draw:line draw:style-name="gr10" draw:text-style-name="P1" draw:layer="layout" svg:x1="12.682cm" svg:y1="4.831cm" svg:x2="11.268cm" svg:y2="3.417cm">
            <text:p/>
          </draw:line>
          <draw:line draw:style-name="gr10" draw:text-style-name="P1" draw:layer="layout" svg:x1="12.941cm" svg:y1="4.384cm" svg:x2="11.009cm" svg:y2="3.866cm">
            <text:p/>
          </draw:line>
          <draw:line draw:style-name="gr10" draw:text-style-name="P1" draw:layer="layout" svg:x1="12.234cm" svg:y1="5.091cm" svg:x2="11.716cm" svg:y2="3.159cm">
            <text:p/>
          </draw:line>
          <draw:custom-shape draw:style-name="gr14" draw:text-style-name="P1" draw:layer="layout" svg:width="1cm" svg:height="1cm" svg:x="11.475cm" svg:y="3.62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line draw:style-name="gr10" draw:text-style-name="P1" draw:layer="layout" svg:x1="10.342cm" svg:y1="6.043cm" svg:x2="12.342cm" svg:y2="6.043cm">
            <text:p/>
          </draw:line>
          <draw:line draw:style-name="gr10" draw:text-style-name="P1" draw:layer="layout" svg:x1="10.842cm" svg:y1="6.909cm" svg:x2="11.842cm" svg:y2="5.177cm">
            <text:p/>
          </draw:line>
          <draw:line draw:style-name="gr10" draw:text-style-name="P1" draw:layer="layout" svg:x1="11.842cm" svg:y1="6.909cm" svg:x2="10.842cm" svg:y2="5.177cm">
            <text:p/>
          </draw:line>
          <draw:line draw:style-name="gr10" draw:text-style-name="P1" draw:layer="layout" svg:x1="10.476cm" svg:y1="6.543cm" svg:x2="12.208cm" svg:y2="5.543cm">
            <text:p/>
          </draw:line>
          <draw:line draw:style-name="gr10" draw:text-style-name="P1" draw:layer="layout" svg:x1="12.208cm" svg:y1="6.543cm" svg:x2="10.476cm" svg:y2="5.543cm">
            <text:p/>
          </draw:line>
          <draw:line draw:style-name="gr10" draw:text-style-name="P1" draw:layer="layout" svg:x1="11.342cm" svg:y1="7.043cm" svg:x2="11.342cm" svg:y2="5.043cm">
            <text:p/>
          </draw:line>
          <draw:custom-shape draw:style-name="gr12" draw:text-style-name="P1" draw:layer="layout" svg:width="2cm" svg:height="2cm" svg:x="10.342cm" svg:y="5.04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0" draw:text-style-name="P1" draw:layer="layout" svg:x1="11.083cm" svg:y1="7.01cm" svg:x2="11.601cm" svg:y2="5.078cm">
            <text:p/>
          </draw:line>
          <draw:line draw:style-name="gr10" draw:text-style-name="P1" draw:layer="layout" svg:x1="10.376cm" svg:y1="6.303cm" svg:x2="12.308cm" svg:y2="5.785cm">
            <text:p/>
          </draw:line>
          <draw:line draw:style-name="gr10" draw:text-style-name="P1" draw:layer="layout" svg:x1="10.635cm" svg:y1="6.75cm" svg:x2="12.049cm" svg:y2="5.336cm">
            <text:p/>
          </draw:line>
          <draw:line draw:style-name="gr10" draw:text-style-name="P1" draw:layer="layout" svg:x1="12.049cm" svg:y1="6.75cm" svg:x2="10.635cm" svg:y2="5.336cm">
            <text:p/>
          </draw:line>
          <draw:line draw:style-name="gr10" draw:text-style-name="P1" draw:layer="layout" svg:x1="12.308cm" svg:y1="6.303cm" svg:x2="10.376cm" svg:y2="5.785cm">
            <text:p/>
          </draw:line>
          <draw:line draw:style-name="gr10" draw:text-style-name="P1" draw:layer="layout" svg:x1="11.601cm" svg:y1="7.01cm" svg:x2="11.083cm" svg:y2="5.078cm">
            <text:p/>
          </draw:line>
          <draw:custom-shape draw:style-name="gr14" draw:text-style-name="P1" draw:layer="layout" svg:width="1cm" svg:height="1cm" svg:x="10.842cm" svg:y="5.54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polygon draw:style-name="gr15" draw:text-style-name="P5" draw:layer="layout" svg:width="0.888cm" svg:height="1.015cm" draw:transform="rotate (0.0738274273593601) translate (11.2586906523226cm 5.02978121105903cm)" svg:viewBox="0 0 889 1016" draw:points="0,1016 11,0 265,43 508,138 709,297 889,529">
            <text:p/>
          </draw:polygon>
          <draw:custom-shape draw:style-name="gr16" draw:text-style-name="P6" draw:layer="layout" svg:width="0.2cm" svg:height="0.2cm" draw:transform="rotate (0.0738274273593602) translate (11.679cm 5.04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16" draw:text-style-name="P6" draw:layer="layout" svg:width="0.2cm" svg:height="0.2cm" svg:x="13.533cm" svg:y="4.81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olygon draw:style-name="gr15" draw:text-style-name="P5" draw:layer="layout" svg:width="1.036cm" svg:height="0.994cm" svg:x="11.324cm" svg:y="5.789cm" svg:viewBox="0 0 1037 995" draw:points="0,265 719,995 910,773 995,519 1037,244 984,0">
            <text:p/>
          </draw:polygon>
          <draw:custom-shape draw:style-name="gr16" draw:text-style-name="P6" draw:layer="layout" svg:width="0.2cm" svg:height="0.2cm" svg:x="12.211cm" svg:y="6.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16" draw:text-style-name="P6" draw:layer="layout" svg:width="0.2cm" svg:height="0.2cm" svg:x="11.239cm" svg:y="5.9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6" draw:layer="layout" svg:width="0.2cm" svg:height="0.2cm" svg:x="10.832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10" draw:text-style-name="P1" draw:layer="layout" svg:x1="10.796cm" svg:y1="5.137cm" svg:x2="12.796cm" svg:y2="5.137cm">
            <text:p/>
          </draw:line>
          <draw:line draw:style-name="gr10" draw:text-style-name="P1" draw:layer="layout" svg:x1="11.296cm" svg:y1="6.003cm" svg:x2="12.296cm" svg:y2="4.271cm">
            <text:p/>
          </draw:line>
          <draw:line draw:style-name="gr10" draw:text-style-name="P1" draw:layer="layout" svg:x1="12.296cm" svg:y1="6.003cm" svg:x2="11.296cm" svg:y2="4.271cm">
            <text:p/>
          </draw:line>
          <draw:line draw:style-name="gr10" draw:text-style-name="P1" draw:layer="layout" svg:x1="10.93cm" svg:y1="5.637cm" svg:x2="12.662cm" svg:y2="4.637cm">
            <text:p/>
          </draw:line>
          <draw:line draw:style-name="gr10" draw:text-style-name="P1" draw:layer="layout" svg:x1="12.662cm" svg:y1="5.637cm" svg:x2="10.93cm" svg:y2="4.637cm">
            <text:p/>
          </draw:line>
          <draw:line draw:style-name="gr10" draw:text-style-name="P1" draw:layer="layout" svg:x1="11.796cm" svg:y1="6.137cm" svg:x2="11.796cm" svg:y2="4.137cm">
            <text:p/>
          </draw:line>
          <draw:custom-shape draw:style-name="gr12" draw:text-style-name="P1" draw:layer="layout" svg:width="2cm" svg:height="2cm" svg:x="10.796cm" svg:y="4.13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0" draw:text-style-name="P1" draw:layer="layout" svg:x1="11.537cm" svg:y1="6.104cm" svg:x2="12.055cm" svg:y2="4.172cm">
            <text:p/>
          </draw:line>
          <draw:line draw:style-name="gr10" draw:text-style-name="P1" draw:layer="layout" svg:x1="10.83cm" svg:y1="5.397cm" svg:x2="12.762cm" svg:y2="4.879cm">
            <text:p/>
          </draw:line>
          <draw:line draw:style-name="gr10" draw:text-style-name="P1" draw:layer="layout" svg:x1="11.089cm" svg:y1="5.844cm" svg:x2="12.503cm" svg:y2="4.43cm">
            <text:p/>
          </draw:line>
          <draw:line draw:style-name="gr10" draw:text-style-name="P1" draw:layer="layout" svg:x1="12.503cm" svg:y1="5.844cm" svg:x2="11.089cm" svg:y2="4.43cm">
            <text:p/>
          </draw:line>
          <draw:line draw:style-name="gr10" draw:text-style-name="P1" draw:layer="layout" svg:x1="12.762cm" svg:y1="5.397cm" svg:x2="10.83cm" svg:y2="4.879cm">
            <text:p/>
          </draw:line>
          <draw:line draw:style-name="gr10" draw:text-style-name="P1" draw:layer="layout" svg:x1="12.055cm" svg:y1="6.104cm" svg:x2="11.537cm" svg:y2="4.172cm">
            <text:p/>
          </draw:line>
          <draw:custom-shape draw:style-name="gr14" draw:text-style-name="P1" draw:layer="layout" svg:width="1cm" svg:height="1cm" svg:x="11.296cm" svg:y="4.63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polygon draw:style-name="gr15" draw:text-style-name="P5" draw:layer="layout" svg:width="1.036cm" svg:height="0.994cm" draw:transform="rotate (1.62071274340193) translate (11.5075878673772cm 5.14449051982837cm)" svg:viewBox="0 0 1037 995" draw:points="0,265 719,995 910,773 995,519 1037,244 984,0">
            <text:p/>
          </draw:polygon>
          <draw:custom-shape draw:style-name="gr16" draw:text-style-name="P6" draw:layer="layout" svg:width="0.2cm" svg:height="0.2cm" draw:transform="rotate (1.62071274340193) translate (11.874cm 4.23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polygon draw:style-name="gr15" draw:text-style-name="P5" draw:layer="layout" svg:width="1.036cm" svg:height="0.994cm" draw:transform="rotate (1.1990411961201) translate (11.5303185991837cm 5.02997175871936cm)" svg:viewBox="0 0 1037 995" draw:points="0,265 719,995 910,773 995,519 1037,244 984,0">
            <text:p/>
          </draw:polygon>
          <draw:custom-shape draw:style-name="gr16" draw:text-style-name="P6" draw:layer="layout" svg:width="0.2cm" svg:height="0.2cm" draw:transform="rotate (1.1990411961201) translate (12.236cm 4.35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polygon draw:style-name="gr15" draw:text-style-name="P5" draw:layer="layout" svg:width="1.036cm" svg:height="0.994cm" draw:transform="rotate (1.59435827169682) translate (11.7121176222543cm 4.12998362512817cm)" svg:viewBox="0 0 1037 995" draw:points="0,265 719,995 910,773 995,519 1037,244 984,0">
            <text:p/>
          </draw:polygon>
          <draw:custom-shape draw:style-name="gr16" draw:text-style-name="P6" draw:layer="layout" svg:width="0.2cm" svg:height="0.2cm" draw:transform="rotate (1.59435827169682) translate (12.102cm 3.23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polygon draw:style-name="gr15" draw:text-style-name="P5" draw:layer="layout" svg:width="1.036cm" svg:height="0.994cm" draw:transform="rotate (-1.30079389151137) translate (12.4494379736155cm 3.03320436181594cm)" svg:viewBox="0 0 1037 995" draw:points="0,265 719,995 910,773 995,519 1037,244 984,0">
            <text:p/>
          </draw:polygon>
          <draw:custom-shape draw:style-name="gr16" draw:text-style-name="P6" draw:layer="layout" svg:width="0.2cm" svg:height="0.2cm" draw:transform="rotate (-1.30079389151137) translate (12.29cm 3.99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polygon draw:style-name="gr15" draw:text-style-name="P5" draw:layer="layout" svg:width="1.036cm" svg:height="0.994cm" draw:transform="rotate (-1.51721471875867) translate (12.4591576382892cm 3.09032460438286cm)" svg:viewBox="0 0 1037 995" draw:points="0,265 719,995 910,773 995,519 1037,244 984,0">
            <text:p/>
          </draw:polygon>
          <draw:custom-shape draw:style-name="gr16" draw:text-style-name="P6" draw:layer="layout" svg:width="0.2cm" svg:height="0.2cm" draw:transform="rotate (-1.51721471875867) translate (12.096cm 3.99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ru" fo:country="RU"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Объект_20_без_20_заливки_20_и_20_линий" style:display-name="Объект без заливки и линий"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Обычный"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5-09T01:24:52.042376876</meta:creation-date>
    <dc:date>2016-05-09T22:48:22.858303466</dc:date>
    <meta:editing-duration>PT1H50M53S</meta:editing-duration>
    <meta:editing-cycles>32</meta:editing-cycles>
    <meta:generator>LibreOffice/5.1.3.1$Linux_x86 LibreOffice_project/10m0$Build-1</meta:generator>
    <meta:document-statistic meta:object-count="373"/>
  </office:meta>
</office:document-meta>
</file>